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f1a3ea"/>
    </style:style>
    <style:style style:name="P9" style:family="paragraph" style:parent-style-name="Standard">
      <style:text-properties officeooo:rsid="00211a35" officeooo:paragraph-rsid="014451fe"/>
    </style:style>
    <style:style style:name="P10" style:family="paragraph" style:parent-style-name="Standard">
      <style:text-properties officeooo:rsid="00223c77" officeooo:paragraph-rsid="00223c77"/>
    </style:style>
    <style:style style:name="P11" style:family="paragraph" style:parent-style-name="Standard">
      <style:text-properties officeooo:rsid="002336c0" officeooo:paragraph-rsid="002336c0"/>
    </style:style>
    <style:style style:name="P12" style:family="paragraph" style:parent-style-name="Standard">
      <style:text-properties officeooo:rsid="0024f581" officeooo:paragraph-rsid="0024f581"/>
    </style:style>
    <style:style style:name="P13" style:family="paragraph" style:parent-style-name="Standard">
      <style:text-properties officeooo:rsid="0024f581" officeooo:paragraph-rsid="00b6b06d"/>
    </style:style>
    <style:style style:name="P14" style:family="paragraph" style:parent-style-name="Standard">
      <style:text-properties officeooo:rsid="0026409d" officeooo:paragraph-rsid="0026409d"/>
    </style:style>
    <style:style style:name="P15" style:family="paragraph" style:parent-style-name="Standard">
      <style:text-properties officeooo:rsid="00281b9f" officeooo:paragraph-rsid="00281b9f"/>
    </style:style>
    <style:style style:name="P16" style:family="paragraph" style:parent-style-name="Standard">
      <style:text-properties officeooo:rsid="00284ea8" officeooo:paragraph-rsid="009f4fe4"/>
    </style:style>
    <style:style style:name="P17" style:family="paragraph" style:parent-style-name="Standard">
      <style:text-properties officeooo:rsid="00284ea8" officeooo:paragraph-rsid="017bec53"/>
    </style:style>
    <style:style style:name="P18" style:family="paragraph" style:parent-style-name="Standard">
      <style:text-properties officeooo:rsid="002bac99" officeooo:paragraph-rsid="002bac99"/>
    </style:style>
    <style:style style:name="P19" style:family="paragraph" style:parent-style-name="Standard">
      <style:text-properties officeooo:rsid="002bac99" officeooo:paragraph-rsid="007e000d"/>
    </style:style>
    <style:style style:name="P20" style:family="paragraph" style:parent-style-name="Standard">
      <style:text-properties officeooo:rsid="002bac99" officeooo:paragraph-rsid="01b63398"/>
    </style:style>
    <style:style style:name="P21" style:family="paragraph" style:parent-style-name="Standard">
      <style:text-properties officeooo:rsid="002bfb81" officeooo:paragraph-rsid="002bfb81"/>
    </style:style>
    <style:style style:name="P22" style:family="paragraph" style:parent-style-name="Standard">
      <style:text-properties officeooo:rsid="00304866" officeooo:paragraph-rsid="00304866"/>
    </style:style>
    <style:style style:name="P23" style:family="paragraph" style:parent-style-name="Standard">
      <style:text-properties officeooo:rsid="0030e687" officeooo:paragraph-rsid="0030e687"/>
    </style:style>
    <style:style style:name="P24" style:family="paragraph" style:parent-style-name="Standard">
      <style:text-properties officeooo:rsid="0034f5bf" officeooo:paragraph-rsid="0034f5bf"/>
    </style:style>
    <style:style style:name="P25" style:family="paragraph" style:parent-style-name="Standard">
      <style:text-properties officeooo:rsid="0034f5bf" officeooo:paragraph-rsid="00a4e939"/>
    </style:style>
    <style:style style:name="P26" style:family="paragraph" style:parent-style-name="Standard">
      <style:text-properties officeooo:rsid="0035675f" officeooo:paragraph-rsid="0035675f"/>
    </style:style>
    <style:style style:name="P27" style:family="paragraph" style:parent-style-name="Standard">
      <style:text-properties officeooo:rsid="00366148" officeooo:paragraph-rsid="00366148"/>
    </style:style>
    <style:style style:name="P28" style:family="paragraph" style:parent-style-name="Standard">
      <style:text-properties officeooo:rsid="00366148" officeooo:paragraph-rsid="004ebf18"/>
    </style:style>
    <style:style style:name="P29" style:family="paragraph" style:parent-style-name="Standard">
      <style:text-properties officeooo:rsid="00366148" officeooo:paragraph-rsid="00da2937"/>
    </style:style>
    <style:style style:name="P30" style:family="paragraph" style:parent-style-name="Standard">
      <style:text-properties officeooo:rsid="00378e47" officeooo:paragraph-rsid="00378e47"/>
    </style:style>
    <style:style style:name="P31" style:family="paragraph" style:parent-style-name="Standard">
      <style:text-properties officeooo:rsid="00378e47" officeooo:paragraph-rsid="00c62313"/>
    </style:style>
    <style:style style:name="P32" style:family="paragraph" style:parent-style-name="Standard">
      <style:text-properties officeooo:rsid="0039a6c8" officeooo:paragraph-rsid="0039a6c8"/>
    </style:style>
    <style:style style:name="P33" style:family="paragraph" style:parent-style-name="Standard">
      <style:text-properties officeooo:rsid="0039a6c8" officeooo:paragraph-rsid="003a2986"/>
    </style:style>
    <style:style style:name="P34" style:family="paragraph" style:parent-style-name="Standard">
      <style:text-properties officeooo:rsid="0039a6c8" officeooo:paragraph-rsid="00c8b7d3"/>
    </style:style>
    <style:style style:name="P35" style:family="paragraph" style:parent-style-name="Standard">
      <style:text-properties officeooo:rsid="0039a6c8" officeooo:paragraph-rsid="015ba2ad"/>
    </style:style>
    <style:style style:name="P36" style:family="paragraph" style:parent-style-name="Standard">
      <style:text-properties officeooo:rsid="003ea790" officeooo:paragraph-rsid="003ea790"/>
    </style:style>
    <style:style style:name="P37" style:family="paragraph" style:parent-style-name="Standard">
      <style:text-properties officeooo:rsid="003ed8a1" officeooo:paragraph-rsid="003ed8a1"/>
    </style:style>
    <style:style style:name="P38" style:family="paragraph" style:parent-style-name="Standard">
      <style:text-properties officeooo:rsid="003ed8a1" officeooo:paragraph-rsid="00db24bb"/>
    </style:style>
    <style:style style:name="P39" style:family="paragraph" style:parent-style-name="Standard">
      <style:text-properties officeooo:rsid="00401f10" officeooo:paragraph-rsid="00401f10"/>
    </style:style>
    <style:style style:name="P40" style:family="paragraph" style:parent-style-name="Standard">
      <style:text-properties officeooo:rsid="00401f10" officeooo:paragraph-rsid="00908353"/>
    </style:style>
    <style:style style:name="P41" style:family="paragraph" style:parent-style-name="Standard">
      <style:text-properties officeooo:rsid="00401f10" officeooo:paragraph-rsid="01145710"/>
    </style:style>
    <style:style style:name="P42" style:family="paragraph" style:parent-style-name="Standard">
      <style:text-properties officeooo:rsid="0041a2fa" officeooo:paragraph-rsid="0041a2fa"/>
    </style:style>
    <style:style style:name="P43" style:family="paragraph" style:parent-style-name="Standard">
      <style:text-properties officeooo:rsid="0041a2fa" officeooo:paragraph-rsid="00908353"/>
    </style:style>
    <style:style style:name="P44" style:family="paragraph" style:parent-style-name="Standard">
      <style:text-properties officeooo:rsid="0041fea5" officeooo:paragraph-rsid="0041fea5"/>
    </style:style>
    <style:style style:name="P45" style:family="paragraph" style:parent-style-name="Standard">
      <style:text-properties officeooo:rsid="0041fea5" officeooo:paragraph-rsid="00908353"/>
    </style:style>
    <style:style style:name="P46" style:family="paragraph" style:parent-style-name="Standard">
      <style:text-properties officeooo:rsid="0041fea5" officeooo:paragraph-rsid="012347f1"/>
    </style:style>
    <style:style style:name="P47" style:family="paragraph" style:parent-style-name="Standard">
      <style:text-properties officeooo:rsid="004542eb" officeooo:paragraph-rsid="004542eb"/>
    </style:style>
    <style:style style:name="P48" style:family="paragraph" style:parent-style-name="Standard">
      <style:text-properties officeooo:rsid="004542eb" officeooo:paragraph-rsid="00b00754"/>
    </style:style>
    <style:style style:name="P49" style:family="paragraph" style:parent-style-name="Standard">
      <style:text-properties officeooo:rsid="0045e0f7" officeooo:paragraph-rsid="0045e0f7"/>
    </style:style>
    <style:style style:name="P50" style:family="paragraph" style:parent-style-name="Standard">
      <style:text-properties officeooo:rsid="004ac14e" officeooo:paragraph-rsid="004ac14e"/>
    </style:style>
    <style:style style:name="P51" style:family="paragraph" style:parent-style-name="Standard">
      <style:text-properties officeooo:rsid="003213e4" officeooo:paragraph-rsid="003213e4"/>
    </style:style>
    <style:style style:name="P52" style:family="paragraph" style:parent-style-name="Standard">
      <style:text-properties officeooo:rsid="006a6794" officeooo:paragraph-rsid="006a6794"/>
    </style:style>
    <style:style style:name="P53" style:family="paragraph" style:parent-style-name="Standard">
      <style:text-properties officeooo:rsid="008e1545" officeooo:paragraph-rsid="008e1545"/>
    </style:style>
    <style:style style:name="P54" style:family="paragraph" style:parent-style-name="Standard">
      <style:text-properties officeooo:rsid="008e1545" officeooo:paragraph-rsid="019443c7"/>
    </style:style>
    <style:style style:name="P55" style:family="paragraph" style:parent-style-name="Standard">
      <style:text-properties officeooo:rsid="00ad9a8d" officeooo:paragraph-rsid="00ad9a8d"/>
    </style:style>
    <style:style style:name="P56" style:family="paragraph" style:parent-style-name="Standard">
      <style:text-properties officeooo:rsid="00adc30b" officeooo:paragraph-rsid="00adc30b"/>
    </style:style>
    <style:style style:name="P57" style:family="paragraph" style:parent-style-name="Standard">
      <style:text-properties style:text-position="0% 100%" officeooo:rsid="00b00754" officeooo:paragraph-rsid="00b00754"/>
    </style:style>
    <style:style style:name="P58" style:family="paragraph" style:parent-style-name="Standard">
      <style:text-properties officeooo:rsid="00b47757" officeooo:paragraph-rsid="00b47757"/>
    </style:style>
    <style:style style:name="P59" style:family="paragraph" style:parent-style-name="Standard">
      <style:text-properties officeooo:rsid="00b47757" officeooo:paragraph-rsid="017555ae"/>
    </style:style>
    <style:style style:name="P60" style:family="paragraph" style:parent-style-name="Standard">
      <style:text-properties officeooo:rsid="00235fbf" officeooo:paragraph-rsid="00b6b06d"/>
    </style:style>
    <style:style style:name="P61" style:family="paragraph" style:parent-style-name="Standard">
      <style:text-properties officeooo:rsid="00b76f9b" officeooo:paragraph-rsid="00b76f9b"/>
    </style:style>
    <style:style style:name="P62" style:family="paragraph" style:parent-style-name="Standard">
      <style:text-properties officeooo:rsid="00b8bade" officeooo:paragraph-rsid="00b8bade"/>
    </style:style>
    <style:style style:name="P63" style:family="paragraph" style:parent-style-name="Standard">
      <style:text-properties officeooo:rsid="00bc52f6" officeooo:paragraph-rsid="00bc52f6"/>
    </style:style>
    <style:style style:name="P64" style:family="paragraph" style:parent-style-name="Standard">
      <style:text-properties officeooo:rsid="00bc52f6" officeooo:paragraph-rsid="014b4306"/>
    </style:style>
    <style:style style:name="P65" style:family="paragraph" style:parent-style-name="Standard">
      <style:text-properties officeooo:rsid="008522da" officeooo:paragraph-rsid="00becb0c"/>
    </style:style>
    <style:style style:name="P66" style:family="paragraph" style:parent-style-name="Standard">
      <style:text-properties officeooo:rsid="008522da" officeooo:paragraph-rsid="00d92418"/>
    </style:style>
    <style:style style:name="P67" style:family="paragraph" style:parent-style-name="Standard">
      <style:text-properties officeooo:rsid="00c0091d" officeooo:paragraph-rsid="00c0091d"/>
    </style:style>
    <style:style style:name="P68" style:family="paragraph" style:parent-style-name="Standard">
      <style:text-properties officeooo:rsid="00c09472" officeooo:paragraph-rsid="00c09472"/>
    </style:style>
    <style:style style:name="P69" style:family="paragraph" style:parent-style-name="Standard">
      <style:text-properties officeooo:rsid="0036c3bd" officeooo:paragraph-rsid="0036c3bd"/>
    </style:style>
    <style:style style:name="P70" style:family="paragraph" style:parent-style-name="Standard">
      <style:text-properties officeooo:rsid="00382266" officeooo:paragraph-rsid="00382266"/>
    </style:style>
    <style:style style:name="P71" style:family="paragraph" style:parent-style-name="Standard">
      <style:text-properties officeooo:rsid="00382266" officeooo:paragraph-rsid="01033ccd"/>
    </style:style>
    <style:style style:name="P72" style:family="paragraph" style:parent-style-name="Standard">
      <style:text-properties officeooo:rsid="00c57387" officeooo:paragraph-rsid="00c57387"/>
    </style:style>
    <style:style style:name="P73" style:family="paragraph" style:parent-style-name="Standard">
      <style:text-properties officeooo:rsid="00c75c24" officeooo:paragraph-rsid="00c8b7d3"/>
    </style:style>
    <style:style style:name="P74" style:family="paragraph" style:parent-style-name="Standard">
      <style:text-properties officeooo:rsid="0047c4a2" officeooo:paragraph-rsid="0047c4a2"/>
    </style:style>
    <style:style style:name="P75" style:family="paragraph" style:parent-style-name="Standard">
      <style:text-properties officeooo:rsid="00d23ad4" officeooo:paragraph-rsid="00d23ad4"/>
    </style:style>
    <style:style style:name="P76" style:family="paragraph" style:parent-style-name="Standard">
      <style:text-properties officeooo:rsid="00455377" officeooo:paragraph-rsid="00455377"/>
    </style:style>
    <style:style style:name="P77" style:family="paragraph" style:parent-style-name="Standard">
      <style:text-properties officeooo:rsid="00d2d1b7" officeooo:paragraph-rsid="00d2d1b7"/>
    </style:style>
    <style:style style:name="P78" style:family="paragraph" style:parent-style-name="Standard">
      <style:text-properties officeooo:rsid="00d335f1" officeooo:paragraph-rsid="00d335f1"/>
    </style:style>
    <style:style style:name="P79" style:family="paragraph" style:parent-style-name="Standard">
      <style:text-properties officeooo:rsid="0101b061" officeooo:paragraph-rsid="0101b061"/>
    </style:style>
    <style:style style:name="P80" style:family="paragraph" style:parent-style-name="Standard">
      <style:text-properties officeooo:rsid="01033ccd" officeooo:paragraph-rsid="01033ccd"/>
    </style:style>
    <style:style style:name="P81" style:family="paragraph" style:parent-style-name="Standard">
      <style:text-properties fo:font-weight="bold" officeooo:rsid="01379a83" officeooo:paragraph-rsid="01379a83" style:font-weight-asian="bold" style:font-weight-complex="bold"/>
    </style:style>
    <style:style style:name="P82" style:family="paragraph" style:parent-style-name="Standard">
      <style:text-properties fo:font-weight="bold" officeooo:rsid="0183595c" officeooo:paragraph-rsid="0183595c" style:font-weight-asian="bold" style:font-weight-complex="bold"/>
    </style:style>
    <style:style style:name="P83" style:family="paragraph" style:parent-style-name="Standard">
      <style:text-properties officeooo:rsid="0139cc3d" officeooo:paragraph-rsid="0139cc3d"/>
    </style:style>
    <style:style style:name="P84" style:family="paragraph" style:parent-style-name="Standard">
      <style:text-properties officeooo:rsid="009a92ec" officeooo:paragraph-rsid="009a92ec"/>
    </style:style>
    <style:style style:name="P85" style:family="paragraph" style:parent-style-name="Standard">
      <style:text-properties officeooo:rsid="013b9b3b" officeooo:paragraph-rsid="013b9b3b"/>
    </style:style>
    <style:style style:name="P86" style:family="paragraph" style:parent-style-name="Standard">
      <style:text-properties officeooo:rsid="00b4befc" officeooo:paragraph-rsid="00b4befc"/>
    </style:style>
    <style:style style:name="P87" style:family="paragraph" style:parent-style-name="Standard">
      <style:text-properties officeooo:rsid="014032fb" officeooo:paragraph-rsid="014032fb"/>
    </style:style>
    <style:style style:name="P88" style:family="paragraph" style:parent-style-name="Standard">
      <style:text-properties officeooo:rsid="01413c0c" officeooo:paragraph-rsid="01413c0c"/>
    </style:style>
    <style:style style:name="P89" style:family="paragraph" style:parent-style-name="Standard">
      <style:text-properties officeooo:rsid="01423806" officeooo:paragraph-rsid="01423806"/>
    </style:style>
    <style:style style:name="P90" style:family="paragraph" style:parent-style-name="Standard">
      <style:text-properties officeooo:rsid="0100ce38" officeooo:paragraph-rsid="0100ce38"/>
    </style:style>
    <style:style style:name="P91" style:family="paragraph" style:parent-style-name="Standard">
      <style:text-properties officeooo:rsid="0148fc49" officeooo:paragraph-rsid="0148fc49"/>
    </style:style>
    <style:style style:name="P92" style:family="paragraph" style:parent-style-name="Standard">
      <style:text-properties officeooo:rsid="0054f5e2" officeooo:paragraph-rsid="01033ccd"/>
    </style:style>
    <style:style style:name="P93" style:family="paragraph" style:parent-style-name="Standard">
      <style:text-properties officeooo:rsid="01566a60" officeooo:paragraph-rsid="01566a60"/>
    </style:style>
    <style:style style:name="P94" style:family="paragraph" style:parent-style-name="Standard">
      <style:text-properties officeooo:rsid="01566a60" officeooo:paragraph-rsid="0157fd05"/>
    </style:style>
    <style:style style:name="P95" style:family="paragraph" style:parent-style-name="Standard">
      <style:text-properties officeooo:paragraph-rsid="015a7ba6"/>
    </style:style>
    <style:style style:name="P96" style:family="paragraph" style:parent-style-name="Standard">
      <style:text-properties officeooo:rsid="015ba2ad" officeooo:paragraph-rsid="015ba2ad"/>
    </style:style>
    <style:style style:name="P97" style:family="paragraph" style:parent-style-name="Standard">
      <style:text-properties officeooo:rsid="01657910" officeooo:paragraph-rsid="01657910"/>
    </style:style>
    <style:style style:name="P98" style:family="paragraph" style:parent-style-name="Standard">
      <style:text-properties officeooo:rsid="005fc584" officeooo:paragraph-rsid="005fc584"/>
    </style:style>
    <style:style style:name="P99" style:family="paragraph" style:parent-style-name="Standard">
      <style:text-properties officeooo:rsid="016745a7" officeooo:paragraph-rsid="016745a7"/>
    </style:style>
    <style:style style:name="P100" style:family="paragraph" style:parent-style-name="Standard">
      <style:text-properties officeooo:rsid="016745a7" officeooo:paragraph-rsid="0167c659"/>
    </style:style>
    <style:style style:name="P101" style:family="paragraph" style:parent-style-name="Standard">
      <style:text-properties officeooo:rsid="01736215" officeooo:paragraph-rsid="01736215"/>
    </style:style>
    <style:style style:name="P102" style:family="paragraph" style:parent-style-name="Standard">
      <style:text-properties officeooo:rsid="017cb336" officeooo:paragraph-rsid="017cb336"/>
    </style:style>
    <style:style style:name="P103" style:family="paragraph" style:parent-style-name="Standard">
      <style:text-properties officeooo:rsid="01854908" officeooo:paragraph-rsid="01854908"/>
    </style:style>
    <style:style style:name="P104" style:family="paragraph" style:parent-style-name="Standard">
      <style:text-properties officeooo:rsid="0187265a" officeooo:paragraph-rsid="0187265a"/>
    </style:style>
    <style:style style:name="P105" style:family="paragraph" style:parent-style-name="Standard">
      <style:text-properties officeooo:rsid="00c56558" officeooo:paragraph-rsid="00c56558"/>
    </style:style>
    <style:style style:name="P106" style:family="paragraph" style:parent-style-name="Standard">
      <style:text-properties officeooo:rsid="0189d7e0" officeooo:paragraph-rsid="0189d7e0"/>
    </style:style>
    <style:style style:name="P107" style:family="paragraph" style:parent-style-name="Standard">
      <style:text-properties officeooo:rsid="017bec53" officeooo:paragraph-rsid="017bec53"/>
    </style:style>
    <style:style style:name="P108" style:family="paragraph" style:parent-style-name="Standard">
      <style:text-properties officeooo:rsid="00595853" officeooo:paragraph-rsid="015ba2ad"/>
    </style:style>
    <style:style style:name="P109" style:family="paragraph" style:parent-style-name="Standard">
      <style:text-properties officeooo:rsid="01b63398" officeooo:paragraph-rsid="01b63398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595853"/>
    </style:style>
    <style:style style:name="T8" style:family="text">
      <style:text-properties style:text-position="super 58%" officeooo:rsid="019e9f00"/>
    </style:style>
    <style:style style:name="T9" style:family="text">
      <style:text-properties officeooo:rsid="0041fea5"/>
    </style:style>
    <style:style style:name="T10" style:family="text">
      <style:text-properties officeooo:rsid="0043c235"/>
    </style:style>
    <style:style style:name="T11" style:family="text">
      <style:text-properties officeooo:rsid="00496504"/>
    </style:style>
    <style:style style:name="T12" style:family="text">
      <style:text-properties officeooo:rsid="0049db11"/>
    </style:style>
    <style:style style:name="T13" style:family="text">
      <style:text-properties officeooo:rsid="004cd219"/>
    </style:style>
    <style:style style:name="T14" style:family="text">
      <style:text-properties officeooo:rsid="004ebf18"/>
    </style:style>
    <style:style style:name="T15" style:family="text">
      <style:text-properties officeooo:rsid="00595853"/>
    </style:style>
    <style:style style:name="T16" style:family="text">
      <style:text-properties officeooo:rsid="005c1b2c"/>
    </style:style>
    <style:style style:name="T17" style:family="text">
      <style:text-properties officeooo:rsid="005daacb"/>
    </style:style>
    <style:style style:name="T18" style:family="text">
      <style:text-properties officeooo:rsid="005e1a6a"/>
    </style:style>
    <style:style style:name="T19" style:family="text">
      <style:text-properties officeooo:rsid="0062818b"/>
    </style:style>
    <style:style style:name="T20" style:family="text">
      <style:text-properties officeooo:rsid="00658ddc"/>
    </style:style>
    <style:style style:name="T21" style:family="text">
      <style:text-properties officeooo:rsid="00686b84"/>
    </style:style>
    <style:style style:name="T22" style:family="text">
      <style:text-properties officeooo:rsid="006cc72f"/>
    </style:style>
    <style:style style:name="T23" style:family="text">
      <style:text-properties officeooo:rsid="0070790e"/>
    </style:style>
    <style:style style:name="T24" style:family="text">
      <style:text-properties officeooo:rsid="0079ae34"/>
    </style:style>
    <style:style style:name="T25" style:family="text">
      <style:text-properties officeooo:rsid="007ad630"/>
    </style:style>
    <style:style style:name="T26" style:family="text">
      <style:text-properties officeooo:rsid="008af06f"/>
    </style:style>
    <style:style style:name="T27" style:family="text">
      <style:text-properties officeooo:rsid="008d9a6f"/>
    </style:style>
    <style:style style:name="T28" style:family="text">
      <style:text-properties officeooo:rsid="00907c9e"/>
    </style:style>
    <style:style style:name="T29" style:family="text">
      <style:text-properties officeooo:rsid="00908353"/>
    </style:style>
    <style:style style:name="T30" style:family="text">
      <style:text-properties officeooo:rsid="009609c8"/>
    </style:style>
    <style:style style:name="T31" style:family="text">
      <style:text-properties officeooo:rsid="0099a7ac"/>
    </style:style>
    <style:style style:name="T32" style:family="text">
      <style:text-properties officeooo:rsid="00a0422e"/>
    </style:style>
    <style:style style:name="T33" style:family="text">
      <style:text-properties officeooo:rsid="00a2f94e"/>
    </style:style>
    <style:style style:name="T34" style:family="text">
      <style:text-properties officeooo:rsid="00a4e939"/>
    </style:style>
    <style:style style:name="T35" style:family="text">
      <style:text-properties officeooo:rsid="00a67568"/>
    </style:style>
    <style:style style:name="T36" style:family="text">
      <style:text-properties officeooo:rsid="00a76c2c"/>
    </style:style>
    <style:style style:name="T37" style:family="text">
      <style:text-properties officeooo:rsid="00a88e0c"/>
    </style:style>
    <style:style style:name="T38" style:family="text">
      <style:text-properties officeooo:rsid="00ad6e4b"/>
    </style:style>
    <style:style style:name="T39" style:family="text">
      <style:text-properties officeooo:rsid="00ae06bd"/>
    </style:style>
    <style:style style:name="T40" style:family="text">
      <style:text-properties style:text-position="0% 100%" officeooo:rsid="00b00754"/>
    </style:style>
    <style:style style:name="T41" style:family="text">
      <style:text-properties style:text-position="0% 100%" officeooo:rsid="019e9f00"/>
    </style:style>
    <style:style style:name="T42" style:family="text">
      <style:text-properties officeooo:rsid="00b2fd69"/>
    </style:style>
    <style:style style:name="T43" style:family="text">
      <style:text-properties officeooo:rsid="00b4befc"/>
    </style:style>
    <style:style style:name="T44" style:family="text">
      <style:text-properties officeooo:rsid="00b62b2f"/>
    </style:style>
    <style:style style:name="T45" style:family="text">
      <style:text-properties officeooo:rsid="00b76f9b"/>
    </style:style>
    <style:style style:name="T46" style:family="text">
      <style:text-properties officeooo:rsid="00bedb10"/>
    </style:style>
    <style:style style:name="T47" style:family="text">
      <style:text-properties officeooo:rsid="00c131f4"/>
    </style:style>
    <style:style style:name="T48" style:family="text">
      <style:text-properties officeooo:rsid="00c34bdb"/>
    </style:style>
    <style:style style:name="T49" style:family="text">
      <style:text-properties officeooo:rsid="0039a6c8"/>
    </style:style>
    <style:style style:name="T50" style:family="text">
      <style:text-properties officeooo:rsid="00cd4731"/>
    </style:style>
    <style:style style:name="T51" style:family="text">
      <style:text-properties officeooo:rsid="00d335f1"/>
    </style:style>
    <style:style style:name="T52" style:family="text">
      <style:text-properties officeooo:rsid="00d50cf8"/>
    </style:style>
    <style:style style:name="T53" style:family="text">
      <style:text-properties officeooo:rsid="00d7df07"/>
    </style:style>
    <style:style style:name="T54" style:family="text">
      <style:text-properties officeooo:rsid="00d92418"/>
    </style:style>
    <style:style style:name="T55" style:family="text">
      <style:text-properties officeooo:rsid="00da7109"/>
    </style:style>
    <style:style style:name="T56" style:family="text">
      <style:text-properties officeooo:rsid="00db24bb"/>
    </style:style>
    <style:style style:name="T57" style:family="text">
      <style:text-properties officeooo:rsid="00def6f4"/>
    </style:style>
    <style:style style:name="T58" style:family="text">
      <style:text-properties officeooo:rsid="00df9007"/>
    </style:style>
    <style:style style:name="T59" style:family="text">
      <style:text-properties officeooo:rsid="00e0026b"/>
    </style:style>
    <style:style style:name="T60" style:family="text">
      <style:text-properties officeooo:rsid="00e293a4"/>
    </style:style>
    <style:style style:name="T61" style:family="text">
      <style:text-properties officeooo:rsid="00e987ee"/>
    </style:style>
    <style:style style:name="T62" style:family="text">
      <style:text-properties officeooo:rsid="00eaf2bb"/>
    </style:style>
    <style:style style:name="T63" style:family="text">
      <style:text-properties officeooo:rsid="00ec69d3"/>
    </style:style>
    <style:style style:name="T64" style:family="text">
      <style:text-properties officeooo:rsid="00ee0655"/>
    </style:style>
    <style:style style:name="T65" style:family="text">
      <style:text-properties officeooo:rsid="00efacb1"/>
    </style:style>
    <style:style style:name="T66" style:family="text">
      <style:text-properties officeooo:rsid="00f1a3ea"/>
    </style:style>
    <style:style style:name="T67" style:family="text">
      <style:text-properties officeooo:rsid="00f1e026"/>
    </style:style>
    <style:style style:name="T68" style:family="text">
      <style:text-properties officeooo:rsid="00f3b9ed"/>
    </style:style>
    <style:style style:name="T69" style:family="text">
      <style:text-properties officeooo:rsid="00f41707"/>
    </style:style>
    <style:style style:name="T70" style:family="text">
      <style:text-properties officeooo:rsid="00f58ffe"/>
    </style:style>
    <style:style style:name="T71" style:family="text">
      <style:text-properties officeooo:rsid="00f73de2"/>
    </style:style>
    <style:style style:name="T72" style:family="text">
      <style:text-properties officeooo:rsid="00f748a1"/>
    </style:style>
    <style:style style:name="T73" style:family="text">
      <style:text-properties officeooo:rsid="00fc358f"/>
    </style:style>
    <style:style style:name="T74" style:family="text">
      <style:text-properties officeooo:rsid="00fcd7e0"/>
    </style:style>
    <style:style style:name="T75" style:family="text">
      <style:text-properties officeooo:rsid="00ff76e3"/>
    </style:style>
    <style:style style:name="T76" style:family="text">
      <style:text-properties officeooo:rsid="0100ce38"/>
    </style:style>
    <style:style style:name="T77" style:family="text">
      <style:text-properties officeooo:rsid="00378e47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officeooo:rsid="01083a7c"/>
    </style:style>
    <style:style style:name="T80" style:family="text">
      <style:text-properties officeooo:rsid="010c41fc"/>
    </style:style>
    <style:style style:name="T81" style:family="text">
      <style:text-properties officeooo:rsid="010c459e"/>
    </style:style>
    <style:style style:name="T82" style:family="text">
      <style:text-properties officeooo:rsid="010fcb2c"/>
    </style:style>
    <style:style style:name="T83" style:family="text">
      <style:text-properties officeooo:rsid="01145710"/>
    </style:style>
    <style:style style:name="T84" style:family="text">
      <style:text-properties officeooo:rsid="011cdd4d"/>
    </style:style>
    <style:style style:name="T85" style:family="text">
      <style:text-properties officeooo:rsid="011db4cf"/>
    </style:style>
    <style:style style:name="T86" style:family="text">
      <style:text-properties officeooo:rsid="012121d9"/>
    </style:style>
    <style:style style:name="T87" style:family="text">
      <style:text-properties officeooo:rsid="012533c6"/>
    </style:style>
    <style:style style:name="T88" style:family="text">
      <style:text-properties officeooo:rsid="012ca741"/>
    </style:style>
    <style:style style:name="T89" style:family="text">
      <style:text-properties officeooo:rsid="013595c0"/>
    </style:style>
    <style:style style:name="T90" style:family="text">
      <style:text-properties officeooo:rsid="01368418"/>
    </style:style>
    <style:style style:name="T91" style:family="text">
      <style:text-properties officeooo:rsid="01394072"/>
    </style:style>
    <style:style style:name="T92" style:family="text">
      <style:text-properties officeooo:rsid="013b77f3"/>
    </style:style>
    <style:style style:name="T93" style:family="text">
      <style:text-properties officeooo:rsid="013b871d"/>
    </style:style>
    <style:style style:name="T94" style:family="text">
      <style:text-properties officeooo:rsid="01429844"/>
    </style:style>
    <style:style style:name="T95" style:family="text">
      <style:text-properties officeooo:rsid="0145b261"/>
    </style:style>
    <style:style style:name="T96" style:family="text">
      <style:text-properties officeooo:rsid="0146f4c4"/>
    </style:style>
    <style:style style:name="T97" style:family="text">
      <style:text-properties officeooo:rsid="01488637"/>
    </style:style>
    <style:style style:name="T98" style:family="text">
      <style:text-properties officeooo:rsid="008522da"/>
    </style:style>
    <style:style style:name="T99" style:family="text">
      <style:text-properties officeooo:rsid="0149f605"/>
    </style:style>
    <style:style style:name="T100" style:family="text">
      <style:text-properties officeooo:rsid="014d27de"/>
    </style:style>
    <style:style style:name="T101" style:family="text">
      <style:text-properties officeooo:rsid="014f038e"/>
    </style:style>
    <style:style style:name="T102" style:family="text">
      <style:text-properties officeooo:rsid="014fb613"/>
    </style:style>
    <style:style style:name="T103" style:family="text">
      <style:text-properties officeooo:rsid="0153661a"/>
    </style:style>
    <style:style style:name="T104" style:family="text">
      <style:text-properties officeooo:rsid="0153ffe3"/>
    </style:style>
    <style:style style:name="T105" style:family="text">
      <style:text-properties officeooo:rsid="01566a60"/>
    </style:style>
    <style:style style:name="T106" style:family="text">
      <style:text-properties officeooo:rsid="01591185"/>
    </style:style>
    <style:style style:name="T107" style:family="text">
      <style:text-properties officeooo:rsid="015a7ba6"/>
    </style:style>
    <style:style style:name="T108" style:family="text">
      <style:text-properties officeooo:rsid="015acaeb"/>
    </style:style>
    <style:style style:name="T109" style:family="text">
      <style:text-properties officeooo:rsid="01600953"/>
    </style:style>
    <style:style style:name="T110" style:family="text">
      <style:text-properties officeooo:rsid="0160da23"/>
    </style:style>
    <style:style style:name="T111" style:family="text">
      <style:text-properties officeooo:rsid="0162d8af"/>
    </style:style>
    <style:style style:name="T112" style:family="text">
      <style:text-properties officeooo:rsid="016438c1"/>
    </style:style>
    <style:style style:name="T113" style:family="text">
      <style:text-properties officeooo:rsid="01649df7"/>
    </style:style>
    <style:style style:name="T114" style:family="text">
      <style:text-properties officeooo:rsid="01657910"/>
    </style:style>
    <style:style style:name="T115" style:family="text">
      <style:text-properties officeooo:rsid="0166538d"/>
    </style:style>
    <style:style style:name="T116" style:family="text">
      <style:text-properties officeooo:rsid="016745a7"/>
    </style:style>
    <style:style style:name="T117" style:family="text">
      <style:text-properties officeooo:rsid="01692463"/>
    </style:style>
    <style:style style:name="T118" style:family="text">
      <style:text-properties officeooo:rsid="016a3af9"/>
    </style:style>
    <style:style style:name="T119" style:family="text">
      <style:text-properties officeooo:rsid="016c21cf"/>
    </style:style>
    <style:style style:name="T120" style:family="text">
      <style:text-properties officeooo:rsid="016c5661"/>
    </style:style>
    <style:style style:name="T121" style:family="text">
      <style:text-properties officeooo:rsid="016d6b99"/>
    </style:style>
    <style:style style:name="T122" style:family="text">
      <style:text-properties officeooo:rsid="016fe45f"/>
    </style:style>
    <style:style style:name="T123" style:family="text">
      <style:text-properties officeooo:rsid="017163a0"/>
    </style:style>
    <style:style style:name="T124" style:family="text">
      <style:text-properties officeooo:rsid="0172f649"/>
    </style:style>
    <style:style style:name="T125" style:family="text">
      <style:text-properties officeooo:rsid="01736215"/>
    </style:style>
    <style:style style:name="T126" style:family="text">
      <style:text-properties officeooo:rsid="017555ae"/>
    </style:style>
    <style:style style:name="T127" style:family="text">
      <style:text-properties officeooo:rsid="0176a93d"/>
    </style:style>
    <style:style style:name="T128" style:family="text">
      <style:text-properties officeooo:rsid="01784252"/>
    </style:style>
    <style:style style:name="T129" style:family="text">
      <style:text-properties officeooo:rsid="01785a15"/>
    </style:style>
    <style:style style:name="T130" style:family="text">
      <style:text-properties officeooo:rsid="0179f333"/>
    </style:style>
    <style:style style:name="T131" style:family="text">
      <style:text-properties officeooo:rsid="017a0fdb"/>
    </style:style>
    <style:style style:name="T132" style:family="text">
      <style:text-properties officeooo:rsid="017a3365"/>
    </style:style>
    <style:style style:name="T133" style:family="text">
      <style:text-properties officeooo:rsid="017b68b4"/>
    </style:style>
    <style:style style:name="T134" style:family="text">
      <style:text-properties officeooo:rsid="017bec53"/>
    </style:style>
    <style:style style:name="T135" style:family="text">
      <style:text-properties officeooo:rsid="01803127"/>
    </style:style>
    <style:style style:name="T136" style:family="text">
      <style:text-properties officeooo:rsid="0181a6cf"/>
    </style:style>
    <style:style style:name="T137" style:family="text">
      <style:text-properties officeooo:rsid="01823c24"/>
    </style:style>
    <style:style style:name="T138" style:family="text">
      <style:text-properties officeooo:rsid="0183595c"/>
    </style:style>
    <style:style style:name="T139" style:family="text">
      <style:text-properties fo:font-weight="bold" officeooo:rsid="01a022a8" style:font-weight-asian="bold" style:font-weight-complex="bold"/>
    </style:style>
    <style:style style:name="T140" style:family="text">
      <style:text-properties fo:font-weight="bold" officeooo:rsid="01a09e1d" style:font-weight-asian="bold" style:font-weight-complex="bold"/>
    </style:style>
    <style:style style:name="T141" style:family="text">
      <style:text-properties officeooo:rsid="018923d7"/>
    </style:style>
    <style:style style:name="T142" style:family="text">
      <style:text-properties officeooo:rsid="0189d7e0"/>
    </style:style>
    <style:style style:name="T143" style:family="text">
      <style:text-properties officeooo:rsid="018b0dae"/>
    </style:style>
    <style:style style:name="T144" style:family="text">
      <style:text-properties officeooo:rsid="018bd1d5"/>
    </style:style>
    <style:style style:name="T145" style:family="text">
      <style:text-properties officeooo:rsid="019345d7"/>
    </style:style>
    <style:style style:name="T146" style:family="text">
      <style:text-properties officeooo:rsid="0194a0e8"/>
    </style:style>
    <style:style style:name="T147" style:family="text">
      <style:text-properties officeooo:rsid="019618f7"/>
    </style:style>
    <style:style style:name="T148" style:family="text">
      <style:text-properties officeooo:rsid="01991b19"/>
    </style:style>
    <style:style style:name="T149" style:family="text">
      <style:text-properties officeooo:rsid="019979f9"/>
    </style:style>
    <style:style style:name="T150" style:family="text">
      <style:text-properties officeooo:rsid="019ad5d3"/>
    </style:style>
    <style:style style:name="T151" style:family="text">
      <style:text-properties officeooo:rsid="019afa89"/>
    </style:style>
    <style:style style:name="T152" style:family="text">
      <style:text-properties officeooo:rsid="019d0d03"/>
    </style:style>
    <style:style style:name="T153" style:family="text">
      <style:text-properties officeooo:rsid="019df2ce"/>
    </style:style>
    <style:style style:name="T154" style:family="text">
      <style:text-properties officeooo:rsid="01a0e8b2"/>
    </style:style>
    <style:style style:name="T155" style:family="text">
      <style:text-properties officeooo:rsid="01a40014"/>
    </style:style>
    <style:style style:name="T156" style:family="text">
      <style:text-properties officeooo:rsid="01a68f14"/>
    </style:style>
    <style:style style:name="T157" style:family="text">
      <style:text-properties officeooo:rsid="01a70636"/>
    </style:style>
    <style:style style:name="T158" style:family="text">
      <style:text-properties officeooo:rsid="01a80242"/>
    </style:style>
    <style:style style:name="T159" style:family="text">
      <style:text-properties officeooo:rsid="01abab34"/>
    </style:style>
    <style:style style:name="T160" style:family="text">
      <style:text-properties officeooo:rsid="01acd54f"/>
    </style:style>
    <style:style style:name="T161" style:family="text">
      <style:text-properties officeooo:rsid="01af6681"/>
    </style:style>
    <style:style style:name="T162" style:family="text">
      <style:text-properties officeooo:rsid="01af7b0d"/>
    </style:style>
    <style:style style:name="T163" style:family="text">
      <style:text-properties officeooo:rsid="01b2d6eb"/>
    </style:style>
    <style:style style:name="T164" style:family="text">
      <style:text-properties officeooo:rsid="01a1ce79"/>
    </style:style>
    <style:style style:name="T165" style:family="text">
      <style:text-properties officeooo:rsid="01b6e487"/>
    </style:style>
    <style:style style:name="T166" style:family="text">
      <style:text-properties officeooo:rsid="01ba0eab"/>
    </style:style>
    <style:style style:name="T167" style:family="text">
      <style:text-properties officeooo:rsid="01ba9a6b"/>
    </style:style>
    <style:style style:name="T168" style:family="text">
      <style:text-properties officeooo:rsid="01bea827"/>
    </style:style>
    <style:style style:name="T169" style:family="text">
      <style:text-properties officeooo:rsid="01c02c50"/>
    </style:style>
    <style:style style:name="T170" style:family="text">
      <style:text-properties officeooo:rsid="01c1d7eb"/>
    </style:style>
    <style:style style:name="T171" style:family="text">
      <style:text-properties officeooo:rsid="01c5cc49"/>
    </style:style>
    <style:style style:name="T172" style:family="text">
      <style:text-properties officeooo:rsid="01c8305a"/>
    </style:style>
    <style:style style:name="T173" style:family="text">
      <style:text-properties officeooo:rsid="01c94b79"/>
    </style:style>
    <style:style style:name="T174" style:family="text">
      <style:text-properties officeooo:rsid="01cce304"/>
    </style:style>
    <style:style style:name="T175" style:family="text">
      <style:text-properties officeooo:rsid="01cec13f"/>
    </style:style>
    <style:style style:name="T176" style:family="text">
      <style:text-properties officeooo:rsid="01ced7be"/>
    </style:style>
    <style:style style:name="T177" style:family="text">
      <style:text-properties officeooo:rsid="01cfe085"/>
    </style:style>
    <style:style style:name="T178" style:family="text">
      <style:text-properties officeooo:rsid="01cff9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2">Good morning</text:span> everybody, my name is LE Van Linh.</text:p>
      <text:p text:style-name="P1">Today, I am very pleased to present our works about predicting landmarks on <text:span text:style-name="T19">biological images</text:span>.</text:p>
      <text:p text:style-name="P1">This is a collaborative-research with Marie <text:span text:style-name="T11">BEURTON-AIMAR</text:span>, <text:span text:style-name="T1">Akka ZEMMARI, who are my Phd supervisors and Nicolas PARISEY, a researcher in agronomy. Marie, Akka and me are working at the informatics laboratory in Bordeaux and Nicolas in Rennes.</text:span></text:p>
      <text:p text:style-name="P1"/>
      <text:p text:style-name="P2">Slide <text:span text:style-name="T3">1</text:span></text:p>
      <text:p text:style-name="P2">In th<text:span text:style-name="T61">is</text:span> research, we study the interaction<text:span text:style-name="T62">s</text:span> between <text:span text:style-name="T89">morphometry</text:span> of <text:span text:style-name="T156">species</text:span> <text:span text:style-name="T89">and</text:span> the environment <text:span text:style-name="T90">factors. The </text:span>characteristic<text:span text:style-name="T12">s that we can take into account can be</text:span> shape, size, <text:span text:style-name="T123">or</text:span> landmarks.</text:p>
      <text:p text:style-name="P81">What is a landmarks?</text:p>
      <text:p text:style-name="P2"><text:span text:style-name="T91">A l</text:span>andmark is a kind of point of interest <text:span text:style-name="T23">defined by the biologists.</text:span></text:p>
      <text:p text:style-name="P83">You can see <text:span text:style-name="T124">here</text:span>, we have two examples <text:span text:style-name="T124">of</text:span> landmarks.</text:p>
      <text:p text:style-name="P83">In the first case, that is the intersection of veins on <text:span text:style-name="T93">a </text:span>fly wing.</text:p>
      <text:p text:style-name="P83">In the second case, that is 8 landmarks on <text:span text:style-name="T92">a </text:span>pronotum image.</text:p>
      <text:p text:style-name="P3"/>
      <text:p text:style-name="P3">Slide <text:span text:style-name="T3">2</text:span></text:p>
      <text:p text:style-name="P4">In this <text:span text:style-name="T31">project</text:span>, we <text:span text:style-name="T30">work on</text:span> a dataset includes 293 beetle <text:span text:style-name="T62">images</text:span>. </text:p>
      <text:p text:style-name="P5">For each beetle, we have captured 5 images corresponding to 5 parts of <text:span text:style-name="T63">it</text:span>. </text:p>
      <text:p text:style-name="P5">All the images <text:span text:style-name="T63">have been</text:span> taken <text:span text:style-name="T63">with</text:span> <text:span text:style-name="T2">the </text:span>same camera <text:span text:style-name="T63">in</text:span> the same conditions.</text:p>
      <text:p text:style-name="P84">For each part, a set of manual landmarks have been provide<text:span text:style-name="T52">d</text:span> by biologists.</text:p>
      <text:p text:style-name="P85">The slide shows <text:span text:style-name="T168">images of </text:span>3 in 5 parts of beetle: body part, head part, and pronotum part.</text:p>
      <text:p text:style-name="P3">In the context of this study<text:span text:style-name="T64">ing</text:span>, <text:span text:style-name="T42">we</text:span> focus on pronotum images</text:p>
      <text:p text:style-name="P3"/>
      <text:p text:style-name="P6">Slide <text:span text:style-name="T4">3</text:span></text:p>
      <text:p text:style-name="P86">3-1</text:p>
      <text:p text:style-name="P87">Until now, the landmarks are mostly defined by manual operation.</text:p>
      <text:p text:style-name="P88">Th<text:span text:style-name="T172">e</text:span> operation<text:span text:style-name="T172">s</text:span> <text:span text:style-name="T173">are</text:span> time-consuming and difficult to <text:bookmark-start text:name="__DdeLink__793_1690356959"/><text:span text:style-name="T125">reproduce</text:span><text:bookmark-end text:name="__DdeLink__793_1690356959"/></text:p>
      <text:p text:style-name="P88"/>
      <text:p text:style-name="P89">A way to automatize the landmarks <text:span text:style-name="T125">setting</text:span> is using image processing techniques. </text:p>
      <text:p text:style-name="P101">Segmentation is most often the first step in image processing.</text:p>
      <text:p text:style-name="P59"><text:span text:style-name="T126">Unfortunately, sometimes and </text:span>in the case of pronotum, the image<text:span text:style-name="T65">s</text:span> are <text:span text:style-name="T94">not precised</text:span> and difficult to segment.</text:p>
      <text:p text:style-name="P58"><text:span text:style-name="T167">In addition</text:span>, the lan<text:span text:style-name="T24">dmarks are set both on the shape and inside the object.</text:span></text:p>
      <text:p text:style-name="P7">3-<text:span text:style-name="T43">2</text:span></text:p>
      <text:p text:style-name="P6">So, <text:span text:style-name="T4">the question is</text:span> <text:span text:style-name="T4">h</text:span>ow to predict the landmarks on pronotum images <text:span text:style-name="T157">automatically</text:span> <text:span text:style-name="T20">without segmentation step</text:span>?</text:p>
      <text:p text:style-name="P7">In this presentation, I will <text:span text:style-name="T127">describe</text:span> the method that we <text:span text:style-name="T12">have chosen</text:span> to solve this question <text:span text:style-name="T128">and how to implement it.</text:span></text:p>
      <text:p text:style-name="P7"/>
      <text:p text:style-name="P7">Slide 4</text:p>
      <text:p text:style-name="P8"><text:span text:style-name="T66">Before going deeper in our method</text:span>, I will present firstly a short summary about deep learning and <text:span text:style-name="T67">the </text:span>convolutional neural network.</text:p>
      <text:p text:style-name="P9">Then, I will <text:span text:style-name="T67">present the network that </text:span><text:s/>we have used to predict the landmarks on pronotum images. </text:p>
      <text:p text:style-name="P9">In this part, I will also talk about the process to augment <text:span text:style-name="T53">the</text:span> data<text:span text:style-name="T67">set because our own could be considered as a little bit small to use CNN</text:span></text:p>
      <text:p text:style-name="P10">At the end, <text:span text:style-name="T25">I</text:span> <text:span text:style-name="T129">will describe</text:span> the result<text:span text:style-name="T130">s</text:span> that we have obtained.</text:p>
      <text:p text:style-name="P10"/>
      <text:p text:style-name="P11">Slide 5</text:p>
      <text:p text:style-name="P12">5-1</text:p>
      <text:p text:style-name="P60"><text:soft-page-break/><text:span text:style-name="T131">Currently</text:span>, deep learning is <text:span text:style-name="T132">considered as </text:span>a class of machine learning <text:span text:style-name="T44">methods</text:span>. </text:p>
      <text:p text:style-name="P60">It use<text:span text:style-name="T68">s</text:span> a cascade of layers to extract and <text:span text:style-name="T68">to </text:span>transform <text:span text:style-name="T132">image</text:span> features. </text:p>
      <text:p text:style-name="P60">The output of a layer may be used as input of the next layer. </text:p>
      <text:p text:style-name="P13">Like other machine learning methods, deep learning can also learn in supervised or unsupervised mode.</text:p>
      <text:p text:style-name="P14">5-2</text:p>
      <text:p text:style-name="P14">From the beginning until now, deep learning have <text:span text:style-name="T69">been </text:span>applied <text:span text:style-name="T69">for</text:span> many tasks <text:span text:style-name="T69">in</text:span> different <text:span text:style-name="T70">topics</text:span>, <text:span text:style-name="T84">for examples,</text:span> computer vision, speech recognition, or language translation,…</text:p>
      <text:p text:style-name="P14"/>
      <text:p text:style-name="P15">Slide 6</text:p>
      <text:p text:style-name="P50">In deep learning <text:span text:style-name="T71">domain</text:span>, CNN<text:span text:style-name="T57">s are</text:span> known as <text:span text:style-name="T45">the most </text:span>popular method.</text:p>
      <text:p text:style-name="P16">A CNN usually contains an input, an output and multiple hidden layers between input and output. </text:p>
      <text:p text:style-name="P16"><text:span text:style-name="T95">Mostly, t</text:span>he computing in CNN <text:span text:style-name="T133">e</text:span>ffect<text:span text:style-name="T95">s</text:span> in 3 dimensions: width, height and depth <text:span text:style-name="T85">of the input</text:span></text:p>
      <text:p text:style-name="P17"><text:span text:style-name="T96">The </text:span>layers <text:span text:style-name="T96">that are</text:span> <text:span text:style-name="T72">frequently </text:span>used as hidden layers in CNN are CONV, POOLING, DROPOUT <text:span text:style-name="T134">layers.</text:span></text:p>
      <text:p text:style-name="P107">The image in this slide presents an simple architecture of CNN. It includes an input, an output and two hidden layers</text:p>
      <text:p text:style-name="P61"/>
      <text:p text:style-name="P18">Slide 7</text:p>
      <text:p text:style-name="P21">7-1</text:p>
      <text:p text:style-name="P20">Based on the knowledge about deep learning and CNN, <text:span text:style-name="T165">we have tried some well-known networks architecture to predict the landmarks.</text:span></text:p>
      <text:p text:style-name="P109">The network includes a combination of CONV layers, max POOLING layers and full-connected layers.</text:p>
      <text:p text:style-name="P90">The network <text:span text:style-name="T88">was</text:span> able to predict the landmarks on pronotum images but the quality of predicted coordinates <text:span text:style-name="T134">have not been evaluated as enough precise</text:span>.</text:p>
      <text:p text:style-name="P102">We have also tried to adjust the parameters values <text:span text:style-name="T161">without</text:span> real improvement.</text:p>
      <text:p text:style-name="P79"/>
      <text:p text:style-name="P64">Slide 8</text:p>
      <text:p text:style-name="P62">After several testing, we have decided to <text:span text:style-name="T174">proposed a new architecture based on the concept of <text:s/>“elementary block” and to compose them to create the network model.</text:span></text:p>
      <text:p text:style-name="P19"><text:span text:style-name="T57">An</text:span> elementary block includes a CONV layer, a max POOL layer and a DROPOUT layer.</text:p>
      <text:p text:style-name="P19"/>
      <text:p text:style-name="P63">Slide <text:span text:style-name="T100">9</text:span></text:p>
      <text:p text:style-name="P22">Our model includes 3 elementary blocks, followed by 3 full-connected layers and a dropout layers. The <text:s/>output of the last FC layer is 16 corresponding to the coordinates of 8 landmarks on pronotum <text:span text:style-name="T21">images</text:span>.</text:p>
      <text:p text:style-name="P51">That is the architecture of our network.</text:p>
      <text:p text:style-name="P51"/>
      <text:p text:style-name="P23">Slide <text:span text:style-name="T100">10</text:span></text:p>
      <text:p text:style-name="P24"><text:span text:style-name="T101">10</text:span>-1</text:p>
      <text:p text:style-name="P52"><text:span text:style-name="T97">Before to jump to the results</text:span>, I would like to <text:span text:style-name="T73">explain</text:span> the <text:span text:style-name="T58">method that we have used to augment the </text:span>data</text:p>
      <text:p text:style-name="P66">As mentioned before, we <text:span text:style-name="T74">only</text:span> have 293 <text:span text:style-name="T32">RGB </text:span>images. </text:p>
      <text:p text:style-name="P91">This number is large in the point view of manual operation but it <text:span text:style-name="T135">is </text:span>really to<text:span text:style-name="T171">o</text:span> small in deep learning context.<text:span text:style-name="T98"> </text:span></text:p>
      <text:p text:style-name="P65">So, we <text:span text:style-name="T46">have</text:span> proposed 2 strategies to augment the dataset.</text:p>
      <text:p text:style-name="P24">In the first strategy, we have added a constant <text:span text:style-name="T54">to</text:span> each <text:span text:style-name="T135">color</text:span> channel of the image.</text:p>
      <text:p text:style-name="P91">Image in the slide shows this process, we have increased the value of <text:span text:style-name="T135">one</text:span> channel each time.</text:p>
      <text:p text:style-name="P67"><text:span text:style-name="T101">10</text:span>-2</text:p>
      <text:p text:style-name="P24">In the second strategy, we have <text:span text:style-name="T158">split the color channels of the original image</text:span></text:p>
      <text:p text:style-name="P91">Three images in the second row are <text:span text:style-name="T136">the value of </text:span>3 <text:span text:style-name="T136">color </text:span>channels <text:span text:style-name="T99">of the</text:span> original <text:span text:style-name="T99">image</text:span></text:p>
      <text:p text:style-name="P68"><text:span text:style-name="T101">10</text:span>-3</text:p>
      <text:p text:style-name="P25"><text:soft-page-break/><text:span text:style-name="T33">At the end of this process, </text:span>we have six version<text:span text:style-name="T13">s f</text:span>rom a<text:span text:style-name="T14">n</text:span> original image <text:span text:style-name="T34">by applying 2 strategies</text:span>. In total, we have <text:span text:style-name="T137">obtained</text:span> 2,051 images.</text:p>
      <text:p text:style-name="P82">Now, we will turn to the different steps of deep learning.</text:p>
      <text:p text:style-name="P24"/>
      <text:p text:style-name="P26">Slide <text:span text:style-name="T47">11</text:span></text:p>
      <text:p text:style-name="P28"><text:span text:style-name="T138">Firstly, t</text:span>he model have been trained with 1,820 images in 5,000 epochs.</text:p>
      <text:p text:style-name="P29">During training, <text:span text:style-name="T48">the cross validation method has been applied to select the training data. </text:span></text:p>
      <text:p text:style-name="P29"><text:span text:style-name="T48">T</text:span>he momentum and <text:span text:style-name="T102">the</text:span> learning rate have been adjusted to the <text:span text:style-name="T59">remaining</text:span> number of epochs.</text:p>
      <text:p text:style-name="P103">Usually, the first performance of a CNN is appreciated from the loss values both in training and validation steps.</text:p>
      <text:p text:style-name="P103">Th<text:span text:style-name="T169">e diagram shows </text:span>the curves that we have obtained: <text:span text:style-name="T141">the blue curve presents for the training loss and green curves is validation loss. </text:span></text:p>
      <text:p text:style-name="P104">It <text:span text:style-name="T175">is </text:span>consider<text:span text:style-name="T175">ed</text:span> as a good results <text:span text:style-name="T176">because it shows that</text:span> we don’t have the over-fitting between training and validation processes.</text:p>
      <text:p text:style-name="P27"/>
      <text:p text:style-name="P69">Slide 1<text:span text:style-name="T103">2</text:span></text:p>
      <text:p text:style-name="P105">1<text:span text:style-name="T104">2</text:span>-1</text:p>
      <text:p text:style-name="P106">After the first results, we would like to evaluate our results in a statistic<text:span text:style-name="T177">al</text:span> point of view.</text:p>
      <text:p text:style-name="P71"><text:span text:style-name="T142">So</text:span>, we <text:span text:style-name="T142">have </text:span>consider<text:span text:style-name="T142">ed</text:span> <text:span text:style-name="T105">some</text:span> quality metrics <text:span text:style-name="T178">about the correlation between the coordinates of predicted and manual landmarks. </text:span></text:p>
      <text:p text:style-name="P80"><text:span text:style-name="T86">The</text:span> quality metrics measure the linear <text:span text:style-name="T105">coefficient</text:span> between the predicted and manual landmarks. <text:s/></text:p>
      <text:p text:style-name="P92">Table in this slide shows the coefficient on 3 quality metrics. From th<text:span text:style-name="T143">ese</text:span> scores, we can see that the quality of predicted coordinates are very precise.</text:p>
      <text:p text:style-name="P93"><text:s/></text:p>
      <text:p text:style-name="P72">1<text:span text:style-name="T105">2</text:span>-2</text:p>
      <text:p text:style-name="P94">But <text:span text:style-name="T143">i</text:span>n image processing, we would like to display the results on the images <text:span text:style-name="T144">also</text:span>.</text:p>
      <text:p text:style-name="P31">Images <text:span text:style-name="T26">in this slide</text:span> show the landmarks on the images: <text:span text:style-name="T106">The red points are manual landmarks, which have been provided by the biologists, and the yellow points are predicted landmarks.</text:span></text:p>
      <text:p text:style-name="P95"><text:span text:style-name="T107">We can clearly see that the landmarks in image a) are well set, while in image b) the predicted landmarks are less </text:span><text:span text:style-name="Strong_20_Emphasis"><text:span text:style-name="T78">accurate</text:span></text:span><text:span text:style-name="T77">.</text:span></text:p>
      <text:p text:style-name="P30"/>
      <text:p text:style-name="P70">Slide 1<text:span text:style-name="T108">3</text:span></text:p>
      <text:p text:style-name="P73"><text:bookmark text:name="envc4ca4238a0b92782t6c7~09a6f7514MO"/>To have a correct assessment of predicted coordinates, we <text:span text:style-name="T75">have </text:span>calculate<text:span text:style-name="T75">d</text:span> the distance<text:span text:style-name="T75">s</text:span> <text:span text:style-name="T49">between the predicted and manual landmarks in all images, </text:span></text:p>
      <text:p text:style-name="P34">Then, we <text:span text:style-name="T76">have computed</text:span> average distance<text:span text:style-name="T55">s</text:span> per landmark <text:span text:style-name="T162">as we can see in the table</text:span></text:p>
      <text:p text:style-name="P35"><text:span text:style-name="T15">The minimum distance is 4 pixels in the 1</text:span><text:span text:style-name="T7">st</text:span><text:span text:style-name="T15"> landmark.</text:span></text:p>
      <text:p text:style-name="P96">The worst distance is larger than 5 pixels in <text:span text:style-name="T159">the</text:span> 6<text:span text:style-name="T5">th</text:span> landmark</text:p>
      <text:p text:style-name="P108">In the image processing point of view, these distances could be considered as not enough precise.</text:p>
      <text:p text:style-name="P36">So, we <text:span text:style-name="T79">have decided to add</text:span> another strategy <text:span text:style-name="T145">to our model</text:span>: transfer learning</text:p>
      <text:p text:style-name="P33"/>
      <text:p text:style-name="P32">Slide 1<text:span text:style-name="T111">4</text:span></text:p>
      <text:p text:style-name="P37">Transfer learning is a <text:span text:style-name="T109">method</text:span> in machine learning that re-uses a model <text:span text:style-name="T60">which has</text:span> <text:span text:style-name="T110">been </text:span>developed for a specific task/dataset to another task.</text:p>
      <text:p text:style-name="P38"><text:span text:style-name="T27">And</text:span> fine-tuning is known as a scenario of transfer learning. Th<text:span text:style-name="T80">is</text:span> is <text:span text:style-name="T110">the </text:span>technique that we <text:span text:style-name="T110">have chosen </text:span>retrain a pre-trained model on a new dataset.</text:p>
      <text:p text:style-name="P54">Pre-train a model <text:span text:style-name="T81">in thousand epochs</text:span> is time-consuming. <text:span text:style-name="T160">Luckily, it is possible to get pre-trained models in some libraries, like Model Zoo in Caffe library.</text:span></text:p>
      <text:p text:style-name="P53"/>
      <text:p text:style-name="P39">Slide 1<text:span text:style-name="T112">5</text:span></text:p>
      <text:p text:style-name="P39"><text:soft-page-break/>1<text:span text:style-name="T114">5</text:span> - 1</text:p>
      <text:p text:style-name="P39">Come back again <text:span text:style-name="T146">to</text:span> our problem, we have <text:span text:style-name="T35">fine-tuned</text:span> <text:span text:style-name="T36">our data on </text:span>some pre-trained model<text:span text:style-name="T82">s</text:span>, such as VGG-<text:span text:style-name="T28">16, 19</text:span>, ResNet50. <text:span text:style-name="T16">But</text:span>, the <text:span text:style-name="T113">landmarks have been not improved</text:span>. <text:span text:style-name="T113">So</text:span>, we have decided to <text:span text:style-name="T146">keep the method but to change the pre-train data.</text:span></text:p>
      <text:p text:style-name="P41"><text:span text:style-name="T83">Firstly, we </text:span>train our model on a data<text:span text:style-name="T17">set including the images of</text:span> 3 parts: head, body and pro<text:span text:style-name="T29">no</text:span>tum <text:span text:style-name="T37">parts</text:span>. </text:p>
      <text:p text:style-name="P40">Then, we <text:span text:style-name="T147">have </text:span>fine-tune<text:span text:style-name="T147">d</text:span> pronotum images <text:span text:style-name="T148">by using this pre-trained model</text:span>.</text:p>
      <text:p text:style-name="P42">However, the number of landmarks <text:span text:style-name="T114">is</text:span> different on each part, for examples: we have 10 landmarks on head parts, 11 landmarks on body part and 8 landmarks on pronotum part.</text:p>
      <text:p text:style-name="P42">1<text:span text:style-name="T114">5</text:span>-<text:span text:style-name="T50">2</text:span> </text:p>
      <text:p text:style-name="P43"><text:span text:style-name="T149">According to the biological question</text:span>, we have decided to remove some landmarks on body and head parts. Specifically, we have remove<text:span text:style-name="T18">d</text:span> the landmark 5<text:span text:style-name="T6">th</text:span><text:span text:style-name="T9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42"/>
      <text:p text:style-name="P44">Slide 1<text:span text:style-name="T114">6</text:span></text:p>
      <text:p text:style-name="P45">By doing the same evaluation way <text:span text:style-name="T149">than previously</text:span>, we have <text:span text:style-name="T150">again</text:span> calculated the average distance between the <text:span text:style-name="T18">predicted and manual</text:span> landmarks. </text:p>
      <text:p text:style-name="P47">The table in this slide show<text:span text:style-name="T114">s</text:span> the average distance<text:span text:style-name="T22">s</text:span> and standard deviation<text:span text:style-name="T22">s</text:span> of <text:span text:style-name="T114">the </text:span>two studying processes: <text:span text:style-name="T114">with and without fine-tuning process.</text:span></text:p>
      <text:p text:style-name="P46">The results show that <text:span text:style-name="T10">the</text:span> quality of <text:span text:style-name="T10">predicted </text:span>landmarks have been <text:span text:style-name="T151">clearly</text:span> improved <text:span text:style-name="T87">in the case of fine-tuning.</text:span></text:p>
      <text:p text:style-name="P97">For example, if we check again the best one which is <text:span text:style-name="T163">the</text:span> 1<text:span text:style-name="T5">st</text:span> landmark, the <text:span text:style-name="T166">average </text:span>distance is improved around 40%. In the case of 6<text:span text:style-name="T5">th</text:span> landmark, the average with fine-tuning is better than the best one in the case of without fine-tuning.</text:p>
      <text:p text:style-name="P47"/>
      <text:p text:style-name="P47">Slide 1<text:span text:style-name="T115">7</text:span></text:p>
      <text:p text:style-name="P55">1<text:span text:style-name="T116">7</text:span>-1</text:p>
      <text:p text:style-name="P47">In this slide, I show you <text:span text:style-name="T38">the</text:span> distribution of distances <text:span text:style-name="T152">for</text:span> <text:span text:style-name="T38">the best result ( the</text:span> landmarks 1<text:span text:style-name="T5">st</text:span> <text:span text:style-name="T170">)</text:span></text:p>
      <text:p text:style-name="P98">The left image is the <text:span text:style-name="T56">distribution of distance </text:span>when we trained the model from scratch, and the right side is the result when we apply fine-tuning.</text:p>
      <text:p text:style-name="P99">The blue line is the average distance, the red line is the standard deviation.</text:p>
      <text:p text:style-name="P100"><text:span text:style-name="T153">In the case of fine-tuning, w</text:span>e can see that the distances are decreased and <text:span text:style-name="T153">the number of errors is reduced.</text:span></text:p>
      <text:p text:style-name="P56">1<text:span text:style-name="T116">7</text:span>-2</text:p>
      <text:p text:style-name="P48"><text:span text:style-name="T39">And this is the distribution of distance on the worst result (</text:span>landmark 6<text:span text:style-name="T5">th</text:span><text:span text:style-name="T40">). </text:span><text:span text:style-name="T41">The results are also the same with the 1</text:span><text:span text:style-name="T8">st</text:span><text:span text:style-name="T41"> landmark.</text:span></text:p>
      <text:p text:style-name="P57"/>
      <text:p text:style-name="P76">Slide 1<text:span text:style-name="T117">8</text:span></text:p>
      <text:p text:style-name="P77">1<text:span text:style-name="T118">8</text:span>-1: <text:span text:style-name="T139">To conclu</text:span><text:span text:style-name="T140">de</text:span></text:p>
      <text:p text:style-name="P49">In this study, we have proposed a <text:span text:style-name="T119">new</text:span> CNN <text:span text:style-name="T119">architecture based on Elementary blocks</text:span> to predict the landmarks on pronotum images.</text:p>
      <text:p text:style-name="P49">We have also proposed a <text:span text:style-name="T154">specific</text:span> method to augment <text:span text:style-name="T154">our own</text:span> dataset.</text:p>
      <text:p text:style-name="P49">For experiments, we have applied two techniques to <text:span text:style-name="T119">test</text:span> the model: training from scratch and fine-tuning. <text:span text:style-name="T164">The last technique allows to claim that now we are able to predict landmarks automatically.</text:span></text:p>
      <text:p text:style-name="P75">1<text:span text:style-name="T118">8</text:span>-2</text:p>
      <text:p text:style-name="P74"><text:span text:style-name="T155">W</text:span>e <text:span text:style-name="T155">are</text:span> <text:span text:style-name="T51">applying the same method on body and head parts and the first results seem to bet good also.</text:span></text:p>
      <text:p text:style-name="P78">Because the <text:span text:style-name="T120">well-known pre-trained models do not work with our problem. We would like to study more deeply how </text:span>to design a pre-trained model <text:span text:style-name="T121">depending the class of </text:span>th<text:span text:style-name="T155">e</text:span> problem <text:span text:style-name="T155">to sol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7T17:03:23.250371859</dc:date>
    <meta:editing-duration>P1DT6H4M8S</meta:editing-duration>
    <meta:editing-cycles>429</meta:editing-cycles>
    <meta:print-date>2018-05-17T16:02:08.752932401</meta:print-date>
    <meta:document-statistic meta:table-count="0" meta:image-count="0" meta:object-count="0" meta:page-count="4" meta:paragraph-count="131" meta:word-count="1811" meta:character-count="10439" meta:non-whitespace-character-count="8735"/>
  </office:meta>
</office:document-meta>
</file>